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, helvetic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4271in" fo:margin-left="0.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5368in"/>
    </style:style>
    <style:style style:name="Table1.B" style:family="table-column">
      <style:table-column-properties style:column-width="4.3069in"/>
    </style:style>
    <style:style style:name="Table1.C" style:family="table-column">
      <style:table-column-properties style:column-width="1.5833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padding="0.075in" fo:border-left="0.05pt solid #000000" fo:border-right="none" fo:border-top="0.05pt solid #000000" fo:border-bottom="0.05pt solid #000000" style:writing-mode="lr-tb"/>
    </style:style>
    <style:style style:name="Table1.B1" style:family="table-cell">
      <style:table-cell-properties style:vertical-align="middle" fo:background-color="transparent" fo:padding="0.075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C1" style:family="table-cell">
      <style:table-cell-properties style:vertical-align="middle" fo:padding="0.075in" fo:border="0.05pt solid #000000" style:writing-mode="lr-tb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="0.075in" fo:border-left="0.05pt solid #000000" fo:border-right="none" fo:border-top="none" fo:border-bottom="0.05pt solid #000000" style:writing-mode="lr-tb"/>
    </style:style>
    <style:style style:name="Table1.B2" style:family="table-cell">
      <style:table-cell-properties style:vertical-align="middle" fo:padding="0.075in" fo:border-left="0.05pt solid #000000" fo:border-right="none" fo:border-top="none" fo:border-bottom="0.05pt solid #000000" style:writing-mode="lr-tb"/>
    </style:style>
    <style:style style:name="Table1.C2" style:family="table-cell">
      <style:table-cell-properties style:vertical-align="middle" fo:padding="0.075in" fo:border-left="0.05pt solid #000000" fo:border-right="0.05pt solid #000000" fo:border-top="none" fo:border-bottom="0.05pt solid #000000" style:writing-mode="lr-tb"/>
    </style:style>
    <style:style style:name="Table2" style:family="table">
      <style:table-properties style:width="6.4271in" fo:margin-left="0.25in" table:align="left" style:writing-mode="lr-tb"/>
    </style:style>
    <style:style style:name="Table2.A" style:family="table-column">
      <style:table-column-properties style:column-width="5.7597in"/>
    </style:style>
    <style:style style:name="Table2.B" style:family="table-column">
      <style:table-column-properties style:column-width="0.667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75in" fo:border="none" style:writing-mode="lr-tb"/>
    </style:style>
    <style:style style:name="Table2.B1" style:family="table-cell">
      <style:table-cell-properties style:vertical-align="top" fo:padding="0.075in" fo:border="0.05pt solid #000000" style:writing-mode="lr-tb"/>
    </style:style>
    <style:style style:name="Table3" style:family="table">
      <style:table-properties style:width="6.4271in" fo:margin-left="0.25in" table:align="left" style:writing-mode="lr-tb"/>
    </style:style>
    <style:style style:name="Table3.A" style:family="table-column">
      <style:table-column-properties style:column-width="5.7597in"/>
    </style:style>
    <style:style style:name="Table3.B" style:family="table-column">
      <style:table-column-properties style:column-width="0.667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075in" fo:border="none" style:writing-mode="lr-tb"/>
    </style:style>
    <style:style style:name="Table3.B1" style:family="table-cell">
      <style:table-cell-properties style:vertical-align="middle" fo:padding="0.075in" fo:border="0.05pt solid #000000" style:writing-mode="lr-tb"/>
    </style:style>
    <style:style style:name="Table3.B3" style:family="table-cell">
      <style:table-cell-properties style:vertical-align="middle" fo:padding="0.075in" fo:border-left="0.05pt solid #000000" fo:border-right="0.05pt solid #000000" fo:border-top="none" fo:border-bottom="0.05pt solid #000000" style:writing-mode="lr-tb"/>
    </style:style>
    <style:style style:name="Table4" style:family="table">
      <style:table-properties style:width="6.4271in" fo:margin-left="0.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0.5368in"/>
    </style:style>
    <style:style style:name="Table4.B" style:family="table-column">
      <style:table-column-properties style:column-width="4.3069in"/>
    </style:style>
    <style:style style:name="Table4.C" style:family="table-column">
      <style:table-column-properties style:column-width="1.5833in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middle" fo:padding="0.075in" fo:border-left="0.05pt solid #000000" fo:border-right="none" fo:border-top="0.05pt solid #000000" fo:border-bottom="0.05pt solid #000000" style:writing-mode="lr-tb"/>
    </style:style>
    <style:style style:name="Table4.B1" style:family="table-cell">
      <style:table-cell-properties style:vertical-align="middle" fo:background-color="transparent" fo:padding="0.075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4.C1" style:family="table-cell">
      <style:table-cell-properties style:vertical-align="middle" fo:padding="0.075in" fo:border="0.05pt solid #000000" style:writing-mode="lr-tb"/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padding="0.075in" fo:border-left="0.05pt solid #000000" fo:border-right="none" fo:border-top="none" fo:border-bottom="0.05pt solid #000000" style:writing-mode="lr-tb"/>
    </style:style>
    <style:style style:name="Table4.B2" style:family="table-cell">
      <style:table-cell-properties style:vertical-align="middle" fo:padding="0.075in" fo:border-left="0.05pt solid #000000" fo:border-right="none" fo:border-top="none" fo:border-bottom="0.05pt solid #000000" style:writing-mode="lr-tb"/>
    </style:style>
    <style:style style:name="Table4.C2" style:family="table-cell">
      <style:table-cell-properties style:vertical-align="middle" fo:padding="0.075in" fo:border-left="0.05pt solid #000000" fo:border-right="0.05pt solid #000000" fo:border-top="none" fo:border-bottom="0.05pt solid #000000" style:writing-mode="lr-tb"/>
    </style:style>
    <style:style style:name="Table4.3" style:family="table-row">
      <style:table-row-properties fo:keep-together="auto"/>
    </style:style>
    <style:style style:name="Table4.A3" style:family="table-cell">
      <style:table-cell-properties style:vertical-align="middle" fo:padding="0.075in" fo:border-left="0.05pt solid #000000" fo:border-right="none" fo:border-top="none" fo:border-bottom="0.05pt solid #000000" style:writing-mode="lr-tb"/>
    </style:style>
    <style:style style:name="Table4.B3" style:family="table-cell">
      <style:table-cell-properties style:vertical-align="middle" fo:padding="0.075in" fo:border-left="0.05pt solid #000000" fo:border-right="none" fo:border-top="none" fo:border-bottom="0.05pt solid #000000" style:writing-mode="lr-tb"/>
    </style:style>
    <style:style style:name="Table4.C3" style:family="table-cell">
      <style:table-cell-properties style:vertical-align="middle" fo:padding="0.075in" fo:border-left="0.05pt solid #000000" fo:border-right="0.05pt solid #000000" fo:border-top="none" fo:border-bottom="0.05pt solid #000000" style:writing-mode="lr-tb"/>
    </style:style>
    <style:style style:name="Table5" style:family="table">
      <style:table-properties style:width="6.4271in" fo:margin-left="0.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0.5368in"/>
    </style:style>
    <style:style style:name="Table5.B" style:family="table-column">
      <style:table-column-properties style:column-width="4.3069in"/>
    </style:style>
    <style:style style:name="Table5.C" style:family="table-column">
      <style:table-column-properties style:column-width="1.5833in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middle" fo:padding="0.075in" fo:border-left="0.05pt solid #000000" fo:border-right="none" fo:border-top="0.05pt solid #000000" fo:border-bottom="0.05pt solid #000000" style:writing-mode="lr-tb"/>
    </style:style>
    <style:style style:name="Table5.B1" style:family="table-cell">
      <style:table-cell-properties style:vertical-align="middle" fo:background-color="transparent" fo:padding="0.075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5.C1" style:family="table-cell">
      <style:table-cell-properties style:vertical-align="middle" fo:padding="0.075in" fo:border="0.05pt solid #000000" style:writing-mode="lr-tb"/>
    </style:style>
    <style:style style:name="Table5.2" style:family="table-row">
      <style:table-row-properties fo:keep-together="auto"/>
    </style:style>
    <style:style style:name="Table5.A2" style:family="table-cell">
      <style:table-cell-properties style:vertical-align="middle" fo:padding="0.075in" fo:border-left="0.05pt solid #000000" fo:border-right="none" fo:border-top="none" fo:border-bottom="0.05pt solid #000000" style:writing-mode="lr-tb"/>
    </style:style>
    <style:style style:name="Table5.B2" style:family="table-cell">
      <style:table-cell-properties style:vertical-align="middle" fo:padding="0.075in" fo:border-left="0.05pt solid #000000" fo:border-right="none" fo:border-top="none" fo:border-bottom="0.05pt solid #000000" style:writing-mode="lr-tb"/>
    </style:style>
    <style:style style:name="Table5.C2" style:family="table-cell">
      <style:table-cell-properties style:vertical-align="middle" fo:padding="0.075in" fo:border-left="0.05pt solid #000000" fo:border-right="0.05pt solid #000000" fo:border-top="none" fo:border-bottom="0.05pt solid #000000" style:writing-mode="lr-tb"/>
    </style:style>
    <style:style style:name="Table5.3" style:family="table-row">
      <style:table-row-properties fo:keep-together="auto"/>
    </style:style>
    <style:style style:name="Table5.A3" style:family="table-cell">
      <style:table-cell-properties style:vertical-align="middle" fo:padding="0.075in" fo:border-left="0.05pt solid #000000" fo:border-right="none" fo:border-top="none" fo:border-bottom="0.05pt solid #000000" style:writing-mode="lr-tb"/>
    </style:style>
    <style:style style:name="Table5.B3" style:family="table-cell">
      <style:table-cell-properties style:vertical-align="middle" fo:padding="0.075in" fo:border-left="0.05pt solid #000000" fo:border-right="none" fo:border-top="none" fo:border-bottom="0.05pt solid #000000" style:writing-mode="lr-tb"/>
    </style:style>
    <style:style style:name="Table5.C3" style:family="table-cell">
      <style:table-cell-properties style:vertical-align="middle" fo:padding="0.075in" fo:border-left="0.05pt solid #000000" fo:border-right="0.05pt solid #000000" fo:border-top="none" fo:border-bottom="0.05pt solid #000000" style:writing-mode="lr-tb"/>
    </style:style>
    <style:style style:name="Table6" style:family="table">
      <style:table-properties style:width="6.4271in" fo:margin-left="0.25in" table:align="left" style:writing-mode="lr-tb"/>
    </style:style>
    <style:style style:name="Table6.A" style:family="table-column">
      <style:table-column-properties style:column-width="5.7597in"/>
    </style:style>
    <style:style style:name="Table6.B" style:family="table-column">
      <style:table-column-properties style:column-width="0.667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.075in" fo:border="none" style:writing-mode="lr-tb"/>
    </style:style>
    <style:style style:name="Table6.B1" style:family="table-cell">
      <style:table-cell-properties style:vertical-align="middle" fo:padding="0.075in" fo:border="0.05pt solid #000000" style:writing-mode="lr-tb"/>
    </style:style>
    <style:style style:name="Table6.B3" style:family="table-cell">
      <style:table-cell-properties style:vertical-align="middle" fo:padding="0.075in" fo:border-left="0.05pt solid #000000" fo:border-right="0.05pt solid #000000" fo:border-top="none" fo:border-bottom="0.05pt solid #000000" style:writing-mode="lr-tb"/>
    </style:style>
    <style:style style:name="P1" style:family="paragraph" style:parent-style-name="Normal_20__28_Web_29_">
      <style:paragraph-properties fo:margin-top="0in" fo:margin-bottom="0in" style:contextual-spacing="false" fo:text-align="center" style:justify-single-word="false"/>
      <style:text-properties style:use-window-font-color="true" style:font-name="Arial" fo:font-size="12pt" fo:font-weight="bold" style:font-size-asian="12pt" style:font-weight-asian="bold" style:font-name-complex="Arial2" style:font-size-complex="12pt" style:font-weight-complex="bold"/>
    </style:style>
    <style:style style:name="P2" style:family="paragraph" style:parent-style-name="Normal_20__28_Web_29_">
      <style:paragraph-properties fo:margin-top="0in" fo:margin-bottom="0in" style:contextual-spacing="false"/>
      <style:text-properties style:use-window-font-color="true" style:font-name="Arial" fo:font-size="12pt" style:font-size-asian="12pt" style:font-name-complex="Arial2" style:font-size-complex="12pt" style:font-weight-complex="bold"/>
    </style:style>
    <style:style style:name="P3" style:family="paragraph" style:parent-style-name="Table">
      <style:paragraph-properties fo:margin-top="0in" fo:margin-bottom="0in" style:contextual-spacing="false" fo:line-height="150%"/>
      <style:text-properties style:use-window-font-color="true" style:font-name="Arial" fo:font-size="12pt" style:font-size-asian="12pt" style:font-size-complex="12pt"/>
    </style:style>
    <style:style style:name="P4" style:family="paragraph" style:parent-style-name="Table">
      <style:text-properties style:use-window-font-color="true" style:font-name="Arial" fo:font-size="12pt" style:font-size-asian="12pt" style:font-size-complex="12pt"/>
    </style:style>
    <style:style style:name="P5" style:family="paragraph" style:parent-style-name="Table">
      <style:paragraph-properties fo:line-height="100%"/>
      <style:text-properties style:use-window-font-color="true" style:font-name="Arial" fo:font-size="12pt" style:font-size-asian="12pt" style:font-size-complex="12pt"/>
    </style:style>
    <style:style style:name="P6" style:family="paragraph" style:parent-style-name="Table">
      <style:paragraph-properties fo:line-height="150%"/>
      <style:text-properties style:use-window-font-color="true" style:font-name="Arial" fo:font-size="12pt" style:font-size-asian="12pt" style:font-name-complex="Arial2" style:font-size-complex="12pt"/>
    </style:style>
    <style:style style:name="P7" style:family="paragraph" style:parent-style-name="Table">
      <style:paragraph-properties fo:line-height="100%"/>
      <style:text-properties style:use-window-font-color="true" style:font-name="Arial" fo:font-size="12pt" style:font-size-asian="12pt" style:font-name-complex="Arial2" style:font-size-complex="12pt"/>
    </style:style>
    <style:style style:name="P8" style:family="paragraph" style:parent-style-name="Table">
      <style:text-properties style:use-window-font-color="true" style:font-name="Arial" fo:font-size="12pt" fo:font-style="normal" style:font-size-asian="12pt" style:font-style-asian="normal" style:font-size-complex="12pt" style:font-style-complex="normal"/>
    </style:style>
    <style:style style:name="P9" style:family="paragraph" style:parent-style-name="Standard">
      <style:text-properties style:use-window-font-color="true" style:font-name="Arial" fo:font-size="12pt" fo:font-style="normal" style:font-size-asian="12pt" style:font-style-asian="normal" style:font-size-complex="12pt" style:font-style-complex="normal"/>
    </style:style>
    <style:style style:name="P10" style:family="paragraph" style:parent-style-name="Standard">
      <style:text-properties style:use-window-font-color="true" style:font-name="Arial" fo:font-size="12pt" fo:font-style="normal" officeooo:paragraph-rsid="000d0a6b" style:font-size-asian="12pt" style:font-style-asian="normal" style:font-size-complex="12pt" style:font-style-complex="normal"/>
    </style:style>
    <style:style style:name="P11" style:family="paragraph" style:parent-style-name="Standard">
      <style:paragraph-properties text:number-lines="false" text:line-number="0"/>
      <style:text-properties style:use-window-font-color="true" style:font-name="Arial1" fo:font-size="12pt" style:font-size-asian="12pt" style:font-size-complex="12pt"/>
    </style:style>
    <style:style style:name="P12" style:family="paragraph" style:parent-style-name="Standard">
      <style:paragraph-properties text:number-lines="false" text:line-number="0"/>
      <style:text-properties style:use-window-font-color="true" style:font-name="Arial" fo:font-size="12pt" fo:font-style="normal" style:font-size-asian="12pt" style:font-style-asian="normal" style:font-name-complex="Arial" style:font-size-complex="12pt" style:font-style-complex="normal"/>
    </style:style>
    <style:style style:name="P13" style:family="paragraph" style:parent-style-name="Standard">
      <style:paragraph-properties text:number-lines="false" text:line-number="0"/>
      <style:text-properties style:use-window-font-color="true" style:font-name="Arial" fo:font-size="12pt" fo:font-style="normal" officeooo:paragraph-rsid="000d0a6b" style:font-size-asian="12pt" style:font-style-asian="normal" style:font-name-complex="Arial" style:font-size-complex="12pt" style:font-style-complex="normal"/>
    </style:style>
    <style:style style:name="P14" style:family="paragraph" style:parent-style-name="Normal_20__28_Web_29_">
      <style:paragraph-properties fo:margin-left="0.5209in" fo:margin-right="0in" fo:margin-top="0.1902in" fo:margin-bottom="0.1in" style:contextual-spacing="false" fo:text-indent="0in" style:auto-text-indent="false"/>
      <style:text-properties style:use-window-font-color="true" style:font-name="Arial" fo:font-size="12pt" officeooo:paragraph-rsid="0009a3af" style:font-size-asian="12pt" style:font-name-complex="Arial2" style:font-size-complex="12pt" style:font-weight-complex="bold"/>
    </style:style>
    <style:style style:name="P15" style:family="paragraph" style:parent-style-name="Normal_20__28_Web_29_">
      <style:paragraph-properties fo:margin-left="0.5102in" fo:margin-right="0in" fo:margin-top="0.2in" fo:margin-bottom="0.1in" style:contextual-spacing="false" fo:line-height="100%" fo:text-indent="0in" style:auto-text-indent="false">
        <style:tab-stops/>
      </style:paragraph-properties>
      <style:text-properties style:use-window-font-color="true" style:font-name="Arial" fo:font-size="12pt" officeooo:paragraph-rsid="000b5d82" style:font-size-asian="12pt" style:font-name-complex="Arial2" style:font-size-complex="12pt" style:font-weight-complex="bold"/>
    </style:style>
    <style:style style:name="P16" style:family="paragraph" style:parent-style-name="Normal_20__28_Web_29_">
      <style:paragraph-properties fo:margin-left="0.5437in" fo:margin-right="0in" fo:margin-top="0.2in" fo:margin-bottom="0.1in" style:contextual-spacing="false" fo:line-height="100%" fo:text-indent="0in" style:auto-text-indent="false">
        <style:tab-stops/>
      </style:paragraph-properties>
      <style:text-properties style:use-window-font-color="true" style:font-name="Arial" fo:font-size="12pt" fo:font-weight="normal" officeooo:paragraph-rsid="000efb13" style:font-size-asian="12pt" style:font-weight-asian="normal" style:font-name-complex="Arial2" style:font-size-complex="12pt" style:font-weight-complex="bold"/>
    </style:style>
    <style:style style:name="P17" style:family="paragraph" style:parent-style-name="Normal_20__28_Web_29_" style:list-style-name="L1">
      <style:paragraph-properties fo:line-height="150%"/>
      <style:text-properties style:use-window-font-color="true" style:font-name="Arial" fo:font-size="12pt" officeooo:paragraph-rsid="0009a3af" style:font-size-asian="12pt" style:font-name-complex="Arial" style:font-size-complex="12pt"/>
    </style:style>
    <style:style style:name="P18" style:family="paragraph" style:parent-style-name="Normal_20__28_Web_29_" style:list-style-name="L1">
      <style:paragraph-properties fo:margin-top="0.2in" fo:margin-bottom="0in" style:contextual-spacing="false" fo:line-height="150%">
        <style:tab-stops/>
      </style:paragraph-properties>
      <style:text-properties officeooo:paragraph-rsid="0009a3af"/>
    </style:style>
    <style:style style:name="P19" style:family="paragraph" style:parent-style-name="Normal_20__28_Web_29_">
      <style:paragraph-properties fo:margin-top="0in" fo:margin-bottom="0in" style:contextual-spacing="false">
        <style:tab-stops/>
      </style:paragraph-properties>
      <style:text-properties style:use-window-font-color="true" style:font-name="Arial1" fo:font-size="12pt" fo:language="lv" fo:country="LV" officeooo:rsid="000af176" officeooo:paragraph-rsid="000af176" style:font-size-asian="12pt" style:font-name-complex="Arial2" style:font-size-complex="12pt" style:font-weight-complex="bold"/>
    </style:style>
    <style:style style:name="P20" style:family="paragraph" style:parent-style-name="Normal_20__28_Web_29_">
      <style:paragraph-properties fo:margin-top="0in" fo:margin-bottom="0in" style:contextual-spacing="false" fo:line-height="100%">
        <style:tab-stops/>
      </style:paragraph-properties>
      <style:text-properties style:use-window-font-color="true" style:font-name="Arial1" fo:font-size="12pt" fo:language="lv" fo:country="LV" style:font-size-asian="12pt" style:font-name-complex="Arial2" style:font-size-complex="12pt" style:font-weight-complex="bold"/>
    </style:style>
    <style:style style:name="P21" style:family="paragraph" style:parent-style-name="Normal_20__28_Web_29_">
      <style:paragraph-properties fo:margin-top="0in" fo:margin-bottom="0in" style:contextual-spacing="false" fo:line-height="100%">
        <style:tab-stops/>
      </style:paragraph-properties>
      <style:text-properties style:use-window-font-color="true" style:font-name="Arial1" fo:font-size="12pt" fo:language="lv" fo:country="LV" officeooo:paragraph-rsid="000af176" style:font-size-asian="12pt" style:font-name-complex="Arial2" style:font-size-complex="12pt" style:font-weight-complex="bold"/>
    </style:style>
    <style:style style:name="P22" style:family="paragraph" style:parent-style-name="Normal_20__28_Web_29_">
      <style:paragraph-properties fo:margin-top="0in" fo:margin-bottom="0in" style:contextual-spacing="false" fo:line-height="100%">
        <style:tab-stops/>
      </style:paragraph-properties>
      <style:text-properties style:use-window-font-color="true" style:font-name="Bitstream Vera Sans Mono" fo:font-size="12pt" style:font-size-asian="12pt" style:font-name-complex="Arial2" style:font-size-complex="12pt" style:font-weight-complex="bold"/>
    </style:style>
    <style:style style:name="P23" style:family="paragraph" style:parent-style-name="Normal_20__28_Web_29_">
      <style:paragraph-properties fo:margin-top="0in" fo:margin-bottom="0in" style:contextual-spacing="false" fo:line-height="100%"/>
      <style:text-properties style:use-window-font-color="true" style:font-name="Bitstream Vera Sans Mono" fo:font-size="12pt" fo:font-weight="normal" style:font-size-asian="12pt" style:font-weight-asian="normal" style:font-name-complex="Arial2" style:font-size-complex="12pt" style:font-weight-complex="normal"/>
    </style:style>
    <style:style style:name="P24" style:family="paragraph" style:parent-style-name="Normal_20__28_Web_29_">
      <style:paragraph-properties fo:margin-top="0in" fo:margin-bottom="0in" style:contextual-spacing="false"/>
      <style:text-properties style:use-window-font-color="true" style:font-name="Arial" fo:font-size="12pt" style:font-size-asian="12pt" style:font-name-complex="Arial2" style:font-size-complex="12pt" style:font-weight-complex="bold"/>
    </style:style>
    <style:style style:name="P25" style:family="paragraph" style:parent-style-name="Normal_20__28_Web_29_">
      <style:paragraph-properties fo:margin-top="0in" fo:margin-bottom="0in" style:contextual-spacing="false" fo:line-height="100%">
        <style:tab-stops/>
      </style:paragraph-properties>
      <style:text-properties style:use-window-font-color="true" style:font-name="Arial" fo:font-size="12pt" style:font-size-asian="12pt" style:font-name-complex="Arial2" style:font-size-complex="12pt" style:font-weight-complex="bold"/>
    </style:style>
    <style:style style:name="P26" style:family="paragraph" style:parent-style-name="Normal_20__28_Web_29_">
      <style:paragraph-properties fo:margin-top="0in" fo:margin-bottom="0in" style:contextual-spacing="false" fo:line-height="100%"/>
      <style:text-properties style:use-window-font-color="true" style:font-name="Arial" fo:font-size="12pt" style:font-size-asian="12pt" style:font-name-complex="Arial2" style:font-size-complex="12pt"/>
    </style:style>
    <style:style style:name="P27" style:family="paragraph" style:parent-style-name="Normal_20__28_Web_29_">
      <style:paragraph-properties fo:margin-top="0in" fo:margin-bottom="0in" style:contextual-spacing="false" fo:line-height="100%"/>
    </style:style>
    <style:style style:name="P28" style:family="paragraph" style:parent-style-name="Normal_20__28_Web_29_" style:list-style-name="L1">
      <style:paragraph-properties fo:margin-top="0.2in" fo:margin-bottom="0.1in" style:contextual-spacing="false" fo:line-height="100%">
        <style:tab-stops/>
      </style:paragraph-properties>
      <style:text-properties officeooo:paragraph-rsid="000bcf5c"/>
    </style:style>
    <style:style style:name="P29" style:family="paragraph" style:parent-style-name="Normal_20__28_Web_29_" style:list-style-name="L1">
      <style:paragraph-properties fo:margin-top="0.2in" fo:margin-bottom="0.1in" style:contextual-spacing="false" fo:line-height="100%"/>
      <style:text-properties officeooo:paragraph-rsid="00103dda"/>
    </style:style>
    <style:style style:name="P30" style:family="paragraph" style:parent-style-name="Normal_20__28_Web_29_" style:list-style-name="L1">
      <style:paragraph-properties fo:margin-top="0.2in" fo:margin-bottom="0.1in" style:contextual-spacing="false" fo:line-height="100%">
        <style:tab-stops/>
      </style:paragraph-properties>
      <style:text-properties style:font-name="Arial" fo:font-size="12pt" officeooo:paragraph-rsid="000bcf5c" style:font-size-asian="12pt" style:font-size-complex="12pt"/>
    </style:style>
    <style:style style:name="P31" style:family="paragraph" style:parent-style-name="Normal_20__28_Web_29_" style:list-style-name="L1">
      <style:paragraph-properties fo:margin-top="0.2in" fo:margin-bottom="0.1in" style:contextual-spacing="false" fo:line-height="100%"/>
      <style:text-properties fo:language="lv" fo:country="LV" officeooo:paragraph-rsid="0010b03d"/>
    </style:style>
    <style:style style:name="P32" style:family="paragraph" style:parent-style-name="Standard" style:list-style-name="L1">
      <style:paragraph-properties fo:line-height="100%">
        <style:tab-stops/>
      </style:paragraph-properties>
    </style:style>
    <style:style style:name="P33" style:family="paragraph" style:parent-style-name="Standard" style:list-style-name="L1">
      <style:paragraph-properties fo:margin-left="0.1752in" fo:margin-right="-0.002in" fo:margin-top="0in" fo:margin-bottom="0in" style:contextual-spacing="false" fo:line-height="150%" fo:text-indent="-0.25in" style:auto-text-indent="false">
        <style:tab-stops/>
      </style:paragraph-properties>
    </style:style>
    <style:style style:name="P34" style:family="paragraph" style:parent-style-name="Standard" style:list-style-name="L1">
      <style:paragraph-properties fo:margin-left="0.1752in" fo:margin-right="-0.002in" fo:line-height="150%" fo:text-indent="-0.25in" style:auto-text-indent="false">
        <style:tab-stops/>
      </style:paragraph-properties>
    </style:style>
    <style:style style:name="P35" style:family="paragraph" style:parent-style-name="Standard" style:list-style-name="L1">
      <style:paragraph-properties fo:margin-left="0.1752in" fo:margin-right="-0.002in" fo:line-height="150%" fo:text-indent="-0.25in" style:auto-text-indent="false">
        <style:tab-stops>
          <style:tab-stop style:position="0.4791in"/>
        </style:tab-stops>
      </style:paragraph-properties>
      <style:text-properties style:font-name="Arial" fo:font-size="12pt" officeooo:paragraph-rsid="000b5d82" style:font-size-asian="12pt" style:font-size-complex="12pt"/>
    </style:style>
    <style:style style:name="P36" style:family="paragraph" style:parent-style-name="Standard">
      <style:paragraph-properties fo:margin-top="0in" fo:margin-bottom="0in" style:contextual-spacing="false">
        <style:tab-stops/>
      </style:paragraph-properties>
      <style:text-properties style:use-window-font-color="true" style:font-name="Arial1" fo:font-size="12pt" style:font-size-asian="12pt" style:font-name-complex="Arial2" style:font-size-complex="12pt" style:font-weight-complex="bold"/>
    </style:style>
    <style:style style:name="P37" style:family="paragraph" style:parent-style-name="Standard">
      <style:paragraph-properties fo:margin-top="0in" fo:margin-bottom="0in" style:contextual-spacing="false" fo:line-height="100%">
        <style:tab-stops/>
      </style:paragraph-properties>
      <style:text-properties style:use-window-font-color="true" style:font-name="Arial" fo:font-size="12pt" fo:language="en" fo:country="none" style:font-size-asian="12pt" style:font-name-complex="Arial2" style:font-size-complex="12pt" style:font-weight-complex="bold"/>
    </style:style>
    <style:style style:name="P38" style:family="paragraph" style:parent-style-name="Standard" style:list-style-name="L1">
      <style:paragraph-properties fo:margin-top="0.2in" fo:margin-bottom="0in" style:contextual-spacing="false" fo:line-height="150%">
        <style:tab-stops/>
      </style:paragraph-properties>
      <style:text-properties style:use-window-font-color="true" style:font-name="Arial1" fo:font-size="12pt" officeooo:paragraph-rsid="000af176" style:font-size-asian="12pt" style:font-name-complex="Arial2" style:font-size-complex="12pt" style:font-weight-complex="bold"/>
    </style:style>
    <style:style style:name="P39" style:family="paragraph" style:parent-style-name="Standard" style:list-style-name="L1">
      <style:paragraph-properties fo:margin-top="0.2in" fo:margin-bottom="0.1in" style:contextual-spacing="false" fo:line-height="100%">
        <style:tab-stops/>
      </style:paragraph-properties>
      <style:text-properties style:use-window-font-color="true" style:font-name="Arial1" fo:font-size="12pt" style:font-size-asian="12pt" style:font-name-complex="Arial2" style:font-size-complex="12pt" style:font-weight-complex="bold"/>
    </style:style>
    <style:style style:name="P40" style:family="paragraph" style:parent-style-name="Standard" style:list-style-name="L1">
      <style:paragraph-properties fo:margin-top="0.2in" fo:margin-bottom="0.1in" style:contextual-spacing="false"/>
      <style:text-properties fo:font-size="12pt" officeooo:paragraph-rsid="000d7578" style:font-size-asian="12pt" style:font-size-complex="12pt"/>
    </style:style>
    <style:style style:name="P41" style:family="paragraph" style:parent-style-name="Standard" style:list-style-name="L1">
      <style:paragraph-properties fo:margin-top="0.2in" fo:margin-bottom="0.1in" style:contextual-spacing="false"/>
      <style:text-properties fo:font-size="12pt" officeooo:paragraph-rsid="000efb13" style:font-size-asian="12pt" style:font-size-complex="12pt"/>
    </style:style>
    <style:style style:name="P42" style:family="paragraph" style:parent-style-name="Table" style:list-style-name="L1">
      <style:paragraph-properties fo:line-height="100%">
        <style:tab-stops>
          <style:tab-stop style:position="0.4791in"/>
        </style:tab-stops>
      </style:paragraph-properties>
      <style:text-properties officeooo:paragraph-rsid="000f41a4"/>
    </style:style>
    <style:style style:name="P43" style:family="paragraph" style:parent-style-name="Table" style:list-style-name="L1">
      <style:paragraph-properties fo:margin-left="0.1752in" fo:margin-right="-0.002in" fo:margin-top="0in" fo:margin-bottom="0in" style:contextual-spacing="false" fo:line-height="150%" fo:text-align="start" style:justify-single-word="false" fo:text-indent="-0.25in" style:auto-text-indent="false">
        <style:tab-stops/>
      </style:paragraph-properties>
      <style:text-properties officeooo:paragraph-rsid="000b5d82"/>
    </style:style>
    <style:style style:name="P44" style:family="paragraph" style:parent-style-name="Table" style:list-style-name="L1">
      <style:paragraph-properties fo:margin-left="0.1752in" fo:margin-right="-0.002in" fo:margin-top="0in" fo:margin-bottom="0in" style:contextual-spacing="false" fo:line-height="100%" fo:text-indent="-0.25in" style:auto-text-indent="false">
        <style:tab-stops/>
      </style:paragraph-properties>
    </style:style>
    <style:style style:name="P45" style:family="paragraph" style:parent-style-name="Preformatted_20_Text" style:list-style-name="L1">
      <style:paragraph-properties fo:margin-top="0.2in" fo:margin-bottom="0.1in" style:contextual-spacing="false"/>
      <style:text-properties style:font-name="Arial" fo:font-size="12pt" fo:font-weight="normal" officeooo:paragraph-rsid="000efb13" style:font-size-asian="12pt" style:font-weight-asian="normal" style:font-size-complex="12pt" style:font-weight-complex="normal"/>
    </style:style>
    <style:style style:name="P46" style:family="paragraph" style:parent-style-name="Preformatted_20_Text">
      <style:paragraph-properties fo:margin-top="0in" fo:margin-bottom="0in" style:contextual-spacing="false"/>
      <style:text-properties style:use-window-font-color="true" style:font-name="Arial" fo:font-size="12pt" fo:font-weight="normal" style:font-size-asian="12pt" style:font-weight-asian="normal" style:font-name-complex="Arial2" style:font-size-complex="12pt" style:font-weight-complex="bold"/>
    </style:style>
    <style:style style:name="P47" style:family="paragraph" style:parent-style-name="Preformatted_20_Text">
      <style:paragraph-properties fo:margin-top="0in" fo:margin-bottom="0in" style:contextual-spacing="false" fo:line-height="100%"/>
      <style:text-properties style:font-name="Arial" fo:font-size="12pt" style:font-size-asian="12pt" style:font-size-complex="12pt"/>
    </style:style>
    <style:style style:name="T1" style:family="text">
      <style:text-properties style:use-window-font-color="true" style:font-name="Arial1" fo:language="lv" fo:country="LV" style:font-name-complex="Arial2"/>
    </style:style>
    <style:style style:name="T2" style:family="text">
      <style:text-properties style:use-window-font-color="true" style:font-name="Arial1" fo:language="lv" fo:country="LV" officeooo:rsid="0009a3af" style:font-name-complex="Arial2"/>
    </style:style>
    <style:style style:name="T3" style:family="text">
      <style:text-properties style:use-window-font-color="true" style:font-name="Arial1" fo:language="lv" fo:country="LV" officeooo:rsid="000af176" style:font-name-complex="Arial2" style:font-weight-complex="bold"/>
    </style:style>
    <style:style style:name="T4" style:family="text">
      <style:text-properties style:use-window-font-color="true" style:font-name="Arial1" fo:language="lv" fo:country="LV" officeooo:rsid="000efb13" style:font-name-complex="Arial2" style:font-weight-complex="bold"/>
    </style:style>
    <style:style style:name="T5" style:family="text">
      <style:text-properties style:use-window-font-color="true" style:font-name="Arial1" fo:font-size="12pt" fo:language="lv" fo:country="LV" fo:font-style="normal" officeooo:rsid="0009a3af" style:font-size-asian="12pt" style:font-style-asian="normal" style:font-name-complex="Arial2" style:font-size-complex="12pt" style:font-style-complex="normal"/>
    </style:style>
    <style:style style:name="T6" style:family="text">
      <style:text-properties style:use-window-font-color="true" style:font-name="Arial1" fo:font-size="12pt" fo:language="lv" fo:country="LV" style:font-size-asian="12pt" style:font-name-complex="Arial2" style:font-size-complex="12pt" style:font-weight-complex="bold"/>
    </style:style>
    <style:style style:name="T7" style:family="text">
      <style:text-properties style:use-window-font-color="true" style:font-name="Arial1" fo:font-size="12pt" fo:language="lv" fo:country="LV" officeooo:rsid="000af176" style:font-size-asian="12pt" style:font-name-complex="Arial2" style:font-size-complex="12pt" style:font-weight-complex="bold"/>
    </style:style>
    <style:style style:name="T8" style:family="text">
      <style:text-properties style:use-window-font-color="true" style:font-name="Arial1" fo:font-size="12pt" fo:language="lv" fo:country="LV" officeooo:rsid="000bcf5c" style:font-size-asian="12pt" style:font-name-complex="Arial2" style:font-size-complex="12pt" style:font-weight-complex="bold"/>
    </style:style>
    <style:style style:name="T9" style:family="text">
      <style:text-properties style:use-window-font-color="true" style:font-name="Arial1" fo:font-size="12pt" fo:font-style="italic" style:font-size-asian="12pt" style:font-name-complex="Arial2" style:font-size-complex="12pt"/>
    </style:style>
    <style:style style:name="T10" style:family="text">
      <style:text-properties style:use-window-font-color="true" style:font-name="Arial1" fo:font-size="12pt" style:font-size-asian="12pt" style:font-name-complex="Arial2" style:font-size-complex="12pt"/>
    </style:style>
    <style:style style:name="T11" style:family="text">
      <style:text-properties style:use-window-font-color="true" style:font-name="Arial1" fo:font-size="12pt" style:font-size-asian="12pt" style:font-name-complex="Arial2" style:font-size-complex="12pt" style:font-weight-complex="bold"/>
    </style:style>
    <style:style style:name="T12" style:family="text">
      <style:text-properties style:use-window-font-color="true" style:font-name="Arial1" fo:font-size="12pt" fo:font-weight="normal" officeooo:rsid="000af176" style:font-size-asian="12pt" style:font-weight-asian="normal" style:font-name-complex="Arial2" style:font-size-complex="12pt" style:font-weight-complex="bold"/>
    </style:style>
    <style:style style:name="T13" style:family="text">
      <style:text-properties style:use-window-font-color="true" style:font-name="Arial1" fo:font-size="12pt" fo:font-weight="normal" officeooo:rsid="000efb13" style:font-size-asian="12pt" style:font-weight-asian="normal" style:font-name-complex="Arial2" style:font-size-complex="12pt" style:font-weight-complex="bold"/>
    </style:style>
    <style:style style:name="T14" style:family="text">
      <style:text-properties style:use-window-font-color="true" style:font-name="Arial" fo:font-size="12pt" fo:font-style="normal" style:font-size-asian="12pt" style:font-style-asian="normal" style:font-name-complex="Arial2" style:font-size-complex="12pt" style:font-style-complex="normal"/>
    </style:style>
    <style:style style:name="T15" style:family="text">
      <style:text-properties style:use-window-font-color="true" style:font-name="Arial" fo:font-size="12pt" style:font-size-asian="12pt" style:font-name-complex="Arial2" style:font-size-complex="12pt"/>
    </style:style>
    <style:style style:name="T16" style:family="text">
      <style:text-properties style:use-window-font-color="true" style:font-name="Arial" fo:font-size="12pt" style:font-size-asian="12pt" style:font-name-complex="Arial2" style:font-size-complex="12pt" style:font-weight-complex="bold"/>
    </style:style>
    <style:style style:name="T17" style:family="text">
      <style:text-properties style:use-window-font-color="true" style:font-name="Arial" fo:font-size="12pt" officeooo:rsid="001121e6" style:font-size-asian="12pt" style:font-name-complex="Arial2" style:font-size-complex="12pt"/>
    </style:style>
    <style:style style:name="T18" style:family="text">
      <style:text-properties style:use-window-font-color="true" style:font-name="Arial" fo:font-size="12pt" fo:language="lv" fo:country="LV" fo:font-style="normal" style:font-size-asian="12pt" style:font-style-asian="normal" style:font-name-complex="Arial2" style:font-size-complex="12pt" style:font-style-complex="normal"/>
    </style:style>
    <style:style style:name="T19" style:family="text">
      <style:text-properties style:use-window-font-color="true" style:font-name="Arial" fo:font-size="12pt" fo:language="lv" fo:country="LV" fo:font-style="normal" officeooo:rsid="0009a3af" style:font-size-asian="12pt" style:font-style-asian="normal" style:font-name-complex="Arial2" style:font-size-complex="12pt" style:font-style-complex="normal"/>
    </style:style>
    <style:style style:name="T20" style:family="text">
      <style:text-properties style:use-window-font-color="true" style:font-name="Arial" fo:font-size="12pt" fo:language="lv" fo:country="LV" fo:font-style="normal" officeooo:rsid="000b5d82" style:font-size-asian="12pt" style:font-style-asian="normal" style:font-name-complex="Arial2" style:font-size-complex="12pt" style:font-style-complex="normal"/>
    </style:style>
    <style:style style:name="T21" style:family="text">
      <style:text-properties style:use-window-font-color="true" style:font-name="Arial" fo:font-size="12pt" fo:language="lv" fo:country="LV" fo:font-style="normal" officeooo:rsid="000efb13" style:font-size-asian="12pt" style:font-style-asian="normal" style:font-name-complex="Arial2" style:font-size-complex="12pt" style:font-style-complex="normal"/>
    </style:style>
    <style:style style:name="T22" style:family="text">
      <style:text-properties style:use-window-font-color="true" style:font-name="Arial" fo:font-size="12pt" fo:language="lv" fo:country="LV" style:font-size-asian="12pt" style:font-name-complex="Arial2" style:font-size-complex="12pt" style:font-weight-complex="bold"/>
    </style:style>
    <style:style style:name="T23" style:family="text">
      <style:text-properties style:use-window-font-color="true" style:font-name="Arial" fo:font-size="12pt" fo:language="lv" fo:country="LV" officeooo:rsid="000bcf5c" style:font-size-asian="12pt" style:font-name-complex="Arial2" style:font-size-complex="12pt" style:font-weight-complex="bold"/>
    </style:style>
    <style:style style:name="T24" style:family="text">
      <style:text-properties style:use-window-font-color="true" style:font-name="Arial" style:font-name-complex="Arial" style:font-weight-complex="bold"/>
    </style:style>
    <style:style style:name="T25" style:family="text">
      <style:text-properties style:use-window-font-color="true" style:font-name="Arial" style:font-name-complex="Arial2"/>
    </style:style>
    <style:style style:name="T26" style:family="text">
      <style:text-properties style:use-window-font-color="true" style:font-name="Arial" style:font-name-complex="Arial2" style:font-weight-complex="bold"/>
    </style:style>
    <style:style style:name="T27" style:family="text">
      <style:text-properties style:use-window-font-color="true" style:font-name="Arial" officeooo:rsid="00103dda" style:font-name-complex="Arial2"/>
    </style:style>
    <style:style style:name="T28" style:family="text">
      <style:text-properties style:use-window-font-color="true" style:font-name="Arial" officeooo:rsid="001121e6" style:font-name-complex="Arial2"/>
    </style:style>
    <style:style style:name="T29" style:family="text">
      <style:text-properties style:use-window-font-color="true" style:font-name="Arial" fo:language="lv" fo:country="LV" style:font-name-complex="Arial2" style:font-weight-complex="bold"/>
    </style:style>
    <style:style style:name="T30" style:family="text">
      <style:text-properties style:use-window-font-color="true" style:font-name="Arial" fo:language="lv" fo:country="LV" officeooo:rsid="000bcf5c" style:font-name-complex="Arial2" style:font-weight-complex="bold"/>
    </style:style>
    <style:style style:name="T31" style:family="text">
      <style:text-properties style:use-window-font-color="true" style:font-name="Arial" fo:language="lv" fo:country="LV" style:font-name-complex="Arial" style:font-weight-complex="bold"/>
    </style:style>
    <style:style style:name="T32" style:family="text">
      <style:text-properties style:use-window-font-color="true" style:font-name="Arial" fo:language="lv" fo:country="LV" officeooo:rsid="0006b0d7" style:font-name-complex="Arial" style:font-weight-complex="bold"/>
    </style:style>
    <style:style style:name="T33" style:family="text">
      <style:text-properties style:use-window-font-color="true" style:font-name="Arial" fo:language="lv" fo:country="LV" officeooo:rsid="000cbfc8" style:font-name-complex="Arial" style:font-weight-complex="bold"/>
    </style:style>
    <style:style style:name="T34" style:family="text">
      <style:text-properties style:use-window-font-color="true" style:font-name="Arial" fo:language="lv" fo:country="LV" officeooo:rsid="000efb13" style:font-name-complex="Arial" style:font-weight-complex="bold"/>
    </style:style>
    <style:style style:name="T35" style:family="text">
      <style:text-properties style:use-window-font-color="true" style:font-name="Bitstream Vera Sans Mono" fo:font-size="12pt" fo:font-style="normal" style:font-size-asian="12pt" style:font-style-asian="normal" style:font-name-complex="Arial2" style:font-size-complex="12pt" style:font-style-complex="normal"/>
    </style:style>
    <style:style style:name="T36" style:family="text">
      <style:text-properties style:use-window-font-color="true" style:font-name="Bitstream Vera Sans Mono" fo:font-size="12pt" fo:font-style="normal" officeooo:rsid="000b5d82" style:font-size-asian="12pt" style:font-style-asian="normal" style:font-name-complex="Arial2" style:font-size-complex="12pt" style:font-style-complex="normal"/>
    </style:style>
    <style:style style:name="T37" style:family="text">
      <style:text-properties style:use-window-font-color="true" style:font-name="Bitstream Vera Sans Mono" fo:font-size="12pt" fo:font-weight="normal" style:font-size-asian="12pt" style:font-weight-asian="normal" style:font-name-complex="Arial2" style:font-size-complex="12pt" style:font-weight-complex="normal"/>
    </style:style>
    <style:style style:name="T38" style:family="text">
      <style:text-properties style:use-window-font-color="true" style:font-name="Bitstream Vera Sans Mono" fo:font-size="12pt" fo:font-weight="normal" officeooo:rsid="00131e6e" style:font-size-asian="12pt" style:font-weight-asian="normal" style:font-name-complex="Arial2" style:font-size-complex="12pt" style:font-weight-complex="normal"/>
    </style:style>
    <style:style style:name="T39" style:family="text">
      <style:text-properties style:use-window-font-color="true" style:font-name="Bitstream Vera Sans Mono" fo:font-size="12pt" fo:font-weight="normal" style:font-size-asian="12pt" style:font-weight-asian="normal" style:font-size-complex="12pt" style:font-weight-complex="normal"/>
    </style:style>
    <style:style style:name="T40" style:family="text">
      <style:text-properties style:use-window-font-color="true" style:font-name="Bitstream Vera Sans Mono" fo:font-size="12pt" fo:font-weight="normal" officeooo:rsid="00131e6e" style:font-size-asian="12pt" style:font-weight-asian="normal" style:font-size-complex="12pt" style:font-weight-complex="normal"/>
    </style:style>
    <style:style style:name="T41" style:family="text">
      <style:text-properties style:use-window-font-color="true" style:font-name-complex="Arial2"/>
    </style:style>
    <style:style style:name="T42" style:family="text">
      <style:text-properties style:use-window-font-color="true" style:font-name-complex="Arial2" style:font-weight-complex="bold"/>
    </style:style>
    <style:style style:name="T43" style:family="text">
      <style:text-properties style:use-window-font-color="true" officeooo:rsid="00131e6e" style:font-name-complex="Arial2"/>
    </style:style>
    <style:style style:name="T44" style:family="text">
      <style:text-properties style:use-window-font-color="true" style:font-name-complex="Arial" style:font-weight-complex="bold"/>
    </style:style>
    <style:style style:name="T45" style:family="text">
      <style:text-properties style:use-window-font-color="true" fo:language="lv" fo:country="LV" style:font-name-complex="Arial" style:font-weight-complex="bold"/>
    </style:style>
    <style:style style:name="T46" style:family="text">
      <style:text-properties style:use-window-font-color="true" fo:language="lv" fo:country="LV" officeooo:rsid="0006b0d7" style:font-name-complex="Arial" style:font-weight-complex="bold"/>
    </style:style>
    <style:style style:name="T47" style:family="text">
      <style:text-properties style:use-window-font-color="true" fo:language="lv" fo:country="LV" officeooo:rsid="000cbfc8" style:font-name-complex="Arial" style:font-weight-complex="bold"/>
    </style:style>
    <style:style style:name="T48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49" style:family="text">
      <style:text-properties style:font-name="Arial" style:font-name-complex="Arial"/>
    </style:style>
    <style:style style:name="T50" style:family="text">
      <style:text-properties style:font-name="Arial" fo:language="lv" fo:country="LV"/>
    </style:style>
    <style:style style:name="T51" style:family="text">
      <style:text-properties style:font-name="Arial" fo:language="lv" fo:country="LV" style:font-name-complex="Arial"/>
    </style:style>
    <style:style style:name="T52" style:family="text">
      <style:text-properties style:font-name="Arial" fo:language="lv" fo:country="LV" officeooo:rsid="0009a3af" style:font-name-complex="Arial"/>
    </style:style>
    <style:style style:name="T53" style:family="text">
      <style:text-properties style:font-name="Arial" fo:language="lv" fo:country="LV" officeooo:rsid="000f41a4"/>
    </style:style>
    <style:style style:name="T54" style:family="text">
      <style:text-properties style:font-name="Arial" fo:language="lv" fo:country="LV" officeooo:rsid="00103dda"/>
    </style:style>
    <style:style style:name="T55" style:family="text">
      <style:text-properties style:font-name="Arial" fo:language="lv" fo:country="LV" fo:font-style="italic" style:font-style-asian="italic" style:font-style-complex="italic"/>
    </style:style>
    <style:style style:name="T56" style:family="text">
      <style:text-properties style:font-name="Arial" fo:font-size="12pt" style:font-size-asian="12pt" style:font-size-complex="12pt"/>
    </style:style>
    <style:style style:name="T57" style:family="text">
      <style:text-properties style:font-name="Arial" fo:font-size="12pt" fo:language="lv" fo:country="LV" officeooo:rsid="000f41a4" style:font-size-asian="12pt" style:font-size-complex="12pt"/>
    </style:style>
    <style:style style:name="T58" style:family="text">
      <style:text-properties fo:color="#000000" style:font-name-complex="Arial2"/>
    </style:style>
    <style:style style:name="T59" style:family="text">
      <style:text-properties fo:language="lv" fo:country="LV"/>
    </style:style>
    <style:style style:name="T60" style:family="text">
      <style:text-properties fo:language="lv" fo:country="LV" officeooo:rsid="0006b0d7"/>
    </style:style>
    <style:style style:name="T61" style:family="text">
      <style:text-properties fo:language="lv" fo:country="LV" officeooo:rsid="000cbfc8"/>
    </style:style>
    <style:style style:name="T62" style:family="text">
      <style:text-properties fo:language="lv" fo:country="LV" officeooo:rsid="0009a3af"/>
    </style:style>
    <style:style style:name="T63" style:family="text">
      <style:text-properties fo:language="lv" fo:country="LV" officeooo:rsid="00072241"/>
    </style:style>
    <style:style style:name="T64" style:family="text">
      <style:text-properties fo:language="lv" fo:country="LV" officeooo:rsid="000af176"/>
    </style:style>
    <style:style style:name="T65" style:family="text">
      <style:text-properties fo:language="lv" fo:country="LV" officeooo:rsid="000b5d82"/>
    </style:style>
    <style:style style:name="T66" style:family="text">
      <style:text-properties fo:language="lv" fo:country="LV" officeooo:rsid="000d0a6b"/>
    </style:style>
    <style:style style:name="T67" style:family="text">
      <style:text-properties fo:language="lv" fo:country="LV" officeooo:rsid="000d7578"/>
    </style:style>
    <style:style style:name="T68" style:family="text">
      <style:text-properties fo:language="lv" fo:country="LV" officeooo:rsid="000efb13"/>
    </style:style>
    <style:style style:name="T69" style:family="text">
      <style:text-properties fo:language="lv" fo:country="LV" officeooo:rsid="00131e6e"/>
    </style:style>
    <style:style style:name="T70" style:family="text">
      <style:text-properties officeooo:rsid="0009a3af"/>
    </style:style>
    <style:style style:name="T71" style:family="text">
      <style:text-properties officeooo:rsid="000af176"/>
    </style:style>
    <style:style style:name="T72" style:family="text">
      <style:text-properties fo:font-size="12pt" style:font-size-asian="12pt" style:font-size-complex="12pt"/>
    </style:style>
    <style:style style:name="T73" style:family="text">
      <style:text-properties officeooo:rsid="00114bc2"/>
    </style:style>
    <style:style style:name="T74" style:family="text">
      <style:text-properties officeooo:rsid="00131e6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nowledge Check 4</text:p>
      <text:list xml:id="list3683054524111969277" text:style-name="L1">
        <text:list-item>
          <text:p text:style-name="P17"><text:span text:style-name="T60">Salīdzini</text:span><text:span text:style-name="T59"> aprakstus sarakst</text:span><text:span text:style-name="T60">ā</text:span><text:span text:style-name="T59"> pa kreisi, </text:span><text:span text:style-name="T60">tu</text:span><text:span text:style-name="T61">kša</text:span><text:span text:style-name="T60">jā kolonā norādot</text:span><text:span text:style-name="T59"> pareizo koncepciju no saraksta labajā pusē.</text:span> 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h text:style-name="P4" text:outline-level="1"/>
          </table:table-cell>
          <table:table-cell table:style-name="Table1.B1" office:value-type="string">
            <text:p text:style-name="P11"><text:bookmark text:name="result_box1"/><text:span text:style-name="T51">Klase, kas ir abstrakt</text:span><text:span text:style-name="T52">a</text:span><text:span text:style-name="T51"> – t</text:span><text:span text:style-name="T52">ā satur</text:span><text:span text:style-name="T51"> abstraktas metodes, bet ne</text:span><text:span text:style-name="T52">satur</text:span><text:span text:style-name="T51"> konkrētas metodes</text:span><text:span text:style-name="T49"> </text:span></text:p>
          </table:table-cell>
          <table:table-cell table:style-name="Table1.C1" office:value-type="string">
            <text:h text:style-name="P4" text:outline-level="1"><text:span text:style-name="T74">a</text:span>. Abstract class</text:h>
          </table:table-cell>
        </table:table-row>
        <table:table-row table:style-name="Table1.2">
          <table:table-cell table:style-name="Table1.A2" office:value-type="string">
            <text:h text:style-name="P4" text:outline-level="1"/>
          </table:table-cell>
          <table:table-cell table:style-name="Table1.B2" office:value-type="string">
            <text:h text:style-name="P4" text:outline-level="1"><text:span text:style-name="T62">Klase, kas satur vismaz vienu </text:span><text:span text:style-name="T59">abstra</text:span><text:span text:style-name="T62">ktu </text:span><text:span text:style-name="T59">metod</text:span><text:span text:style-name="T62">i</text:span><text:span text:style-name="T59"> </text:span><text:span text:style-name="T62">un</text:span><text:span text:style-name="T59"> </text:span><text:span text:style-name="T62">var</text:span><text:span text:style-name="T59"> </text:span><text:span text:style-name="T62">saturēt</text:span><text:span text:style-name="T59"> <text:s/></text:span><text:span text:style-name="T62">konkrētu</text:span><text:span text:style-name="T59"> </text:span>(<text:span text:style-name="T70">pārdefinētu</text:span>) <text:span text:style-name="T59">metod</text:span><text:span text:style-name="T62">i</text:span></text:h>
          </table:table-cell>
          <table:table-cell table:style-name="Table1.C2" office:value-type="string">
            <text:h text:style-name="P4" text:outline-level="1"><text:span text:style-name="T74">b</text:span>. Interface</text:h>
          </table:table-cell>
        </table:table-row>
      </table:table>
      <text:p text:style-name="P14"><text:span text:style-name="T59">Kurš no šiem apgalvojumiem ir patiess/</text:span><text:span text:style-name="T63">nepatiess</text:span><text:span text:style-name="T59">:</text:span> <text:tab/><text:tab/><text:tab/><text:tab/> <text:s text:c="6"/>T/F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list xml:id="list103027414056788" text:continue-numbering="true" text:style-name="L1">
              <text:list-item>
                <text:p text:style-name="P33"><text:span text:style-name="Emphasis"><text:span text:style-name="T19">K</text:span></text:span><text:span text:style-name="Emphasis"><text:span text:style-name="T18">las</text:span></text:span><text:span text:style-name="Emphasis"><text:span text:style-name="T19">e</text:span></text:span><text:span text:style-name="Emphasis"><text:span text:style-name="T18"> var pa</text:span></text:span><text:span text:style-name="Emphasis"><text:span text:style-name="T19">plašināt</text:span></text:span><text:span text:style-name="Emphasis"><text:span text:style-name="T18"> ne vairāk kā vienu abstraktu klasi.</text:span></text:span><text:span text:style-name="Emphasis"><text:span text:style-name="T14"> </text:span></text:span></text:p>
              </text:list-item>
            </text:list>
          </table:table-cell>
          <table:table-cell table:style-name="Table2.B1" office:value-type="string">
            <text:h text:style-name="P3" text:outline-level="1"/>
          </table:table-cell>
        </table:table-row>
        <table:table-row table:style-name="Table2.1">
          <table:table-cell table:style-name="Table2.A1" office:value-type="string">
            <text:list xml:id="list103028500850200" text:continue-numbering="true" text:style-name="L1">
              <text:list-item>
                <text:p text:style-name="P34"><text:span text:style-name="Emphasis"><text:span text:style-name="T19">K</text:span></text:span><text:span text:style-name="Emphasis"><text:span text:style-name="T18">lasē var </text:span></text:span><text:span text:style-name="Emphasis"><text:span text:style-name="T19">izmantot</text:span></text:span><text:span text:style-name="Emphasis"><text:span text:style-name="T18"> ne vairāk kā vienu interfeisu.</text:span></text:span><text:span text:style-name="Emphasis"><text:span text:style-name="T14"> </text:span></text:span></text:p>
              </text:list-item>
            </text:list>
          </table:table-cell>
          <table:table-cell table:style-name="Table2.B1" office:value-type="string">
            <text:h text:style-name="P6" text:outline-level="1"/>
          </table:table-cell>
        </table:table-row>
      </table:table>
      <text:list xml:id="list103028521694065" text:continue-numbering="true" text:style-name="L1">
        <text:list-item>
          <text:p text:style-name="P18"><text:span text:style-name="T5">Abstrakta klase</text:span><text:span text:style-name="T9"> ...</text:span><text:span text:style-name="T10"> (</text:span><text:bookmark text:name="result_box4"/><text:span text:style-name="T1">Izvēl</text:span><text:span text:style-name="T2">ies</text:span><text:span text:style-name="T1"> labāko variantu</text:span><text:span text:style-name="T10">)</text:span></text:p>
        </text:list-item>
      </text:list>
      <text:p text:style-name="P36"><text:span text:style-name="T69"><text:tab/>a. </text:span><text:span text:style-name="T59">var </text:span><text:span text:style-name="T64">saturēt</text:span><text:span text:style-name="T59"> abstrakt</text:span><text:span text:style-name="T64">a</text:span><text:span text:style-name="T59">s metodes</text:span></text:p>
      <text:p text:style-name="P19"><text:tab/><text:span text:style-name="T74">b. </text:span>paredzēta abstraktām metodēm</text:p>
      <text:p text:style-name="P19"><text:tab/><text:span text:style-name="T74">c. </text:span>ir jāpaplašina</text:p>
      <text:list xml:id="list103027608392009" text:continue-numbering="true" text:style-name="L1">
        <text:list-item>
          <text:p text:style-name="P38"><text:bookmark text:name="result_box6"/><text:span text:style-name="T59">Metode, kas ir deklarēta bez </text:span><text:span text:style-name="T64">implementācijas ir </text:span>(<text:bookmark text:name="result_box41"/><text:span text:style-name="T59">Izvēl</text:span><text:span text:style-name="T62">ies</text:span><text:span text:style-name="T59"> labāko variantu</text:span>)</text:p>
        </text:list-item>
      </text:list>
      <text:p text:style-name="P20"><text:tab/><text:span text:style-name="T74">a. </text:span>abstra<text:span text:style-name="T71">kta</text:span> <text:span text:style-name="T71">klase</text:span></text:p>
      <text:p text:style-name="P20"><text:span text:style-name="T74"><text:tab/>b. </text:span>interf<text:span text:style-name="T71">eisa</text:span> metod<text:span text:style-name="T71">e</text:span></text:p>
      <text:p text:style-name="P21"><text:span text:style-name="T74"><text:tab/>c. </text:span>abstra<text:span text:style-name="T71">kta</text:span> metod<text:span text:style-name="T71">e</text:span></text:p>
      <text:p text:style-name="P20"><text:span text:style-name="T74"><text:tab/>d. </text:span>interf<text:span text:style-name="T71">eiss</text:span></text:p>
      <text:list xml:id="list103027244160312" text:continue-numbering="true" text:style-name="L1">
        <text:list-item>
          <text:p text:style-name="P39"><text:bookmark text:name="result_box7"/><text:span text:style-name="T64">I</text:span><text:span text:style-name="T59">zmantoj</text:span><text:span text:style-name="T64">o</text:span><text:span text:style-name="T59">t atslēgvārdu _____ metod</text:span><text:span text:style-name="T64">es d</text:span><text:span text:style-name="T59">eklarācijā </text:span><text:span text:style-name="T64">Jūs norādāt</text:span><text:span text:style-name="T59">, ka metodi </text:span><text:span text:style-name="T64">nedrīkst</text:span><text:span text:style-name="T59"> </text:span><text:span text:style-name="T64">pārdefinēt. </text:span>(<text:span text:style-name="T64">Brīvajā vietā izvēlies pareizo variantu</text:span>) </text:p>
        </text:list-item>
      </text:list>
      <text:p text:style-name="P22"><text:tab/><text:span text:style-name="T74">a. </text:span>static</text:p>
      <text:p text:style-name="P22"><text:tab/><text:span text:style-name="T74">b. </text:span>final</text:p>
      <text:p text:style-name="P22"><text:tab/><text:span text:style-name="T74">c. </text:span>abstract</text:p>
      <text:p text:style-name="P22"><text:tab/><text:span text:style-name="T74">d. </text:span>protected</text:p>
      <text:p text:style-name="P15"><text:span text:style-name="T59">Kurš no šiem apgalvojumiem ir patiess/</text:span><text:span text:style-name="T63">nepatiess</text:span><text:span text:style-name="T59">:</text:span> <text:tab/><text:tab/><text:tab/><text:tab/> <text:s text:c="6"/>T/F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list xml:id="list103028019191561" text:continue-numbering="true" text:style-name="L1">
              <text:list-item>
                <text:h text:style-name="P43" text:outline-level="1"><text:span text:style-name="Emphasis"><text:span text:style-name="T20">Jebkura klase var tikt deklarēta kā </text:span></text:span><text:span text:style-name="Emphasis"><text:span text:style-name="T36">final</text:span></text:span></text:h>
              </text:list-item>
            </text:list>
          </table:table-cell>
          <table:table-cell table:style-name="Table3.B1" office:value-type="string">
            <text:h text:style-name="P5" text:outline-level="1"/>
          </table:table-cell>
        </table:table-row>
        <table:table-row table:style-name="Table3.1">
          <table:table-cell table:style-name="Table3.A1" office:value-type="string">
            <text:list xml:id="list103028578984663" text:continue-numbering="true" text:style-name="L1">
              <text:list-item>
                <text:p text:style-name="P34"><text:bookmark text:name="result_box8"/><text:span text:style-name="Emphasis"><text:span text:style-name="T18">Metodes, </text:span></text:span><text:span text:style-name="Emphasis"><text:span text:style-name="T20">kuras</text:span></text:span><text:span text:style-name="Emphasis"><text:span text:style-name="T18"> </text:span></text:span><text:span text:style-name="Emphasis"><text:span text:style-name="T20">iz</text:span></text:span><text:span text:style-name="Emphasis"><text:span text:style-name="T18">sauc </text:span></text:span><text:span text:style-name="Emphasis"><text:span text:style-name="T20">konstruktors,</text:span></text:span><text:span text:style-name="Emphasis"><text:span text:style-name="T18"> nebūtu jādeklarē </text:span></text:span><text:span text:style-name="Emphasis"><text:span text:style-name="T20">kā </text:span></text:span><text:span text:style-name="Emphasis"><text:span text:style-name="T35">final</text:span></text:span></text:p>
              </text:list-item>
            </text:list>
          </table:table-cell>
          <table:table-cell table:style-name="Table3.B1" office:value-type="string">
            <text:h text:style-name="P7" text:outline-level="1"/>
          </table:table-cell>
        </table:table-row>
        <table:table-row table:style-name="Table3.1">
          <table:table-cell table:style-name="Table3.A1" office:value-type="string">
            <text:list xml:id="list103028492763045" text:continue-numbering="true" text:style-name="L1">
              <text:list-item>
                <text:p text:style-name="P35"><text:span text:style-name="T65">K</text:span><text:span text:style-name="T59">las</text:span><text:span text:style-name="T65">ē</text:span><text:span text:style-name="T59">, kas </text:span><text:span text:style-name="T65">izmanto interfeisu, ir jārealizē </text:span><text:span text:style-name="T59">visas </text:span><text:span text:style-name="T65">interfeisa </text:span><text:span text:style-name="T59">metodes</text:span></text:p>
              </text:list-item>
            </text:list>
          </table:table-cell>
          <table:table-cell table:style-name="Table3.B3" office:value-type="string">
            <text:h text:style-name="P7" text:outline-level="1"/>
          </table:table-cell>
        </table:table-row>
      </table:table>
      <text:list xml:id="list103027417683158" text:continue-numbering="true" text:style-name="L1">
        <text:list-item>
          <text:p text:style-name="P28"><text:soft-page-break/><text:span text:style-name="T11"><text:s/></text:span><text:span text:style-name="T8">Izmantojot atslēgvārdu</text:span><text:span text:style-name="T6"> _____ </text:span><text:span text:style-name="T23">Jūs norādāt, ka</text:span><text:bookmark text:name="result_box10"/><text:span text:style-name="T23"> izsaucat </text:span><text:span text:style-name="T30">superklases konstruktoru vai metodi. </text:span><text:span text:style-name="T11">(</text:span><text:span text:style-name="T7">Brīvajā vietā izvēlies pareizo variantu</text:span><text:span text:style-name="T11">) </text:span></text:p>
        </text:list-item>
      </text:list>
      <text:p text:style-name="P22"><text:tab/><text:span text:style-name="T74">a. </text:span>parent</text:p>
      <text:p text:style-name="P22"><text:span text:style-name="T74"><text:tab/>b. </text:span>super</text:p>
      <text:p text:style-name="P22"><text:span text:style-name="T74"><text:tab/>c. </text:span>static</text:p>
      <text:p text:style-name="P22"><text:span text:style-name="T74"><text:tab/>d. </text:span>main</text:p>
      <text:list xml:id="list103027733449933" text:continue-numbering="true" text:style-name="L1">
        <text:list-item>
          <text:p text:style-name="P28"><text:span text:style-name="T16"><text:s/></text:span><text:bookmark text:name="result_box11"/><text:span text:style-name="T29">Notikums, kas </text:span><text:span text:style-name="T30">rodas</text:span><text:span text:style-name="T29"> programmas izpildes </text:span><text:span text:style-name="T30">laikā un</text:span><text:span text:style-name="T29"> kas traucē normālu programmas </text:span><text:span text:style-name="T30">darbības</text:span><text:span text:style-name="T29"> </text:span><text:span text:style-name="T30">izpildi</text:span><text:span text:style-name="T29">. (Izvēlieties labāko variantu)</text:span><text:span text:style-name="T26"> </text:span></text:p>
        </text:list-item>
      </text:list>
      <text:p text:style-name="P25"><text:span text:style-name="T74"><text:tab/>a. </text:span>error<text:bookmark text:name="result_box12"/></text:p>
      <text:p text:style-name="P25"><text:span text:style-name="T74"><text:tab/>b. </text:span>disconnect <text:bookmark text:name="result_box13"/></text:p>
      <text:p text:style-name="P25"><text:span text:style-name="T74"><text:tab/>c. </text:span>exception <text:bookmark text:name="result_box14"/></text:p>
      <text:p text:style-name="P37"><text:bookmark text:name="result_box"/><text:span text:style-name="T74"><text:tab/>d. </text:span>explosion <text:bookmark text:name="result_box15"/></text:p>
      <text:list xml:id="list103028045825188" text:continue-numbering="true" text:style-name="L1">
        <text:list-item>
          <text:p text:style-name="P30"><text:span text:style-name="T42"><text:s/></text:span><text:span text:style-name="T46">Salīdzini</text:span><text:span text:style-name="T45"> aprakstus sarakst</text:span><text:span text:style-name="T46">ā</text:span><text:span text:style-name="T45"> pa kreisi, </text:span><text:span text:style-name="T46">tu</text:span><text:span text:style-name="T47">kša</text:span><text:span text:style-name="T46">jā kolonā norādot</text:span><text:span text:style-name="T45"> pareizo koncepciju no saraksta labajā pusē.</text:span><text:span text:style-name="T44"> </text:span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h text:style-name="P4" text:outline-level="1"/>
          </table:table-cell>
          <table:table-cell table:style-name="Table4.B1" office:value-type="string">
            <text:p text:style-name="P13"><text:span text:style-name="T59">Ārkārtēji apstākļi, kas </text:span><text:span text:style-name="T66">kvalitatīvi</text:span><text:span text:style-name="T59"> uzrakstīt</text:span><text:span text:style-name="T66">ā</text:span><text:span text:style-name="T59"> </text:span><text:span text:style-name="T66">programmā</text:span><text:span text:style-name="T59"> būtu </text:span><text:span text:style-name="T66">jā</text:span><text:span text:style-name="T59">prognozē, </text:span><text:span text:style-name="T66">paredz</text:span><text:span text:style-name="T67">ot</text:span><text:span text:style-name="T66"> tālāk</text:span><text:span text:style-name="T67">u</text:span><text:span text:style-name="T66"> rīcīb</text:span><text:span text:style-name="T67">u</text:span><text:span text:style-name="T59">. </text:span></text:p>
          </table:table-cell>
          <table:table-cell table:style-name="Table4.C1" office:value-type="string">
            <text:h text:style-name="P8" text:outline-level="1"><text:span text:style-name="T74">a</text:span>. error</text:h>
          </table:table-cell>
        </table:table-row>
        <table:table-row table:style-name="Table4.2">
          <table:table-cell table:style-name="Table4.A2" office:value-type="string">
            <text:h text:style-name="P4" text:outline-level="1"/>
          </table:table-cell>
          <table:table-cell table:style-name="Table4.B2" office:value-type="string">
            <text:p text:style-name="P9"><text:bookmark text:name="result_box17"/><text:span text:style-name="T59">Ārkārtēji apstākļi, kas ir ārpus </text:span><text:span text:style-name="T66">programmas sfēras</text:span><text:span text:style-name="T59">, un k</text:span><text:span text:style-name="T66">o</text:span><text:span text:style-name="T59"> parasti nevar </text:span><text:span text:style-name="T66">ne </text:span><text:span text:style-name="T59">paredzēt, </text:span><text:span text:style-name="T66">ne prognozēt</text:span><text:span text:style-name="T59">.</text:span></text:p>
          </table:table-cell>
          <table:table-cell table:style-name="Table4.C2" office:value-type="string">
            <text:h text:style-name="P8" text:outline-level="1"><text:span text:style-name="T74">b</text:span>. runtime exception</text:h>
          </table:table-cell>
        </table:table-row>
        <table:table-row table:style-name="Table4.3">
          <table:table-cell table:style-name="Table4.A3" office:value-type="string">
            <text:h text:style-name="P4" text:outline-level="1"/>
          </table:table-cell>
          <table:table-cell table:style-name="Table4.B3" office:value-type="string">
            <text:p text:style-name="P10"><text:span text:style-name="T59">Ārkārtēji apstākļi, kas </text:span><text:span text:style-name="T66">rodas programmas iekšienē</text:span><text:span text:style-name="T59">, un ka parasti </text:span><text:span text:style-name="T67">ne</text:span><text:span text:style-name="T59">paredz </text:span><text:span text:style-name="T67">un</text:span><text:span text:style-name="T59"> </text:span><text:span text:style-name="T67">neplāno tālāko rīcību.</text:span></text:p>
          </table:table-cell>
          <table:table-cell table:style-name="Table4.C3" office:value-type="string">
            <text:h text:style-name="P8" text:outline-level="1"><text:span text:style-name="T74">c</text:span>. checked exception </text:h>
          </table:table-cell>
        </table:table-row>
      </table:table>
      <text:list xml:id="list103027493722321" text:continue-numbering="true" text:style-name="L1">
        <text:list-item>
          <text:p text:style-name="P40"><text:s/><text:span text:style-name="T32">Salīdzini</text:span><text:span text:style-name="T31"> aprakstus sarakst</text:span><text:span text:style-name="T32">ā</text:span><text:span text:style-name="T31"> pa kreisi, </text:span><text:span text:style-name="T32">tu</text:span><text:span text:style-name="T33">kša</text:span><text:span text:style-name="T32">jā kolonā norādot</text:span><text:span text:style-name="T31"> pareizo koncepciju no saraksta labajā pusē.</text:span>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h text:style-name="P4" text:outline-level="1"/>
          </table:table-cell>
          <table:table-cell table:style-name="Table5.B1" office:value-type="string">
            <text:p text:style-name="P12"><text:bookmark text:name="result_box19"/><text:span text:style-name="T59">Bloks, kas </text:span><text:span text:style-name="T67">ie</text:span><text:span text:style-name="T59">tver kodu, </text:span><text:span text:style-name="T67">kurš</text:span><text:span text:style-name="T59"> varētu </text:span><text:span text:style-name="T67">iz</text:span><text:span text:style-name="T59">mest izņēmumu </text:span></text:p>
          </table:table-cell>
          <table:table-cell table:style-name="Table5.C1" office:value-type="string">
            <text:h text:style-name="P8" text:outline-level="1"><text:span text:style-name="T74">a</text:span>. catch</text:h>
          </table:table-cell>
        </table:table-row>
        <table:table-row table:style-name="Table5.2">
          <table:table-cell table:style-name="Table5.A2" office:value-type="string">
            <text:h text:style-name="P4" text:outline-level="1"/>
          </table:table-cell>
          <table:table-cell table:style-name="Table5.B2" office:value-type="string">
            <text:p text:style-name="P9"><text:bookmark text:name="result_box20"/><text:span text:style-name="T59">Bloks izņēmum</text:span><text:span text:style-name="T67">a</text:span><text:span text:style-name="T59"> </text:span><text:span text:style-name="T67">apstrādei</text:span><text:span text:style-name="T59"> un </text:span><text:span text:style-name="T67">vadībai</text:span><text:span text:style-name="T59"> </text:span><text:span text:style-name="T67">atkarībā </text:span><text:span text:style-name="T59">no </text:span><text:span text:style-name="T67">norādītā</text:span><text:span text:style-name="T59"> izņēmuma tipa</text:span></text:p>
          </table:table-cell>
          <table:table-cell table:style-name="Table5.C2" office:value-type="string">
            <text:h text:style-name="P8" text:outline-level="1"><text:span text:style-name="T74">b</text:span>. try</text:h>
          </table:table-cell>
        </table:table-row>
        <table:table-row table:style-name="Table5.3">
          <table:table-cell table:style-name="Table5.A3" office:value-type="string">
            <text:h text:style-name="P4" text:outline-level="1"/>
          </table:table-cell>
          <table:table-cell table:style-name="Table5.B3" office:value-type="string">
            <text:p text:style-name="P9"><text:bookmark text:name="result_box21"/><text:span text:style-name="T59">Bloks </text:span><text:span text:style-name="T68">tiek</text:span><text:span text:style-name="T59"> izpildīts arī tad, ja negaidīts izņēmums notiek</text:span></text:p>
          </table:table-cell>
          <table:table-cell table:style-name="Table5.C3" office:value-type="string">
            <text:h text:style-name="P8" text:outline-level="1"><text:span text:style-name="T74">c</text:span>. finally</text:h>
          </table:table-cell>
        </table:table-row>
      </table:table>
      <text:list xml:id="list103026711881551" text:continue-numbering="true" text:style-name="L1">
        <text:list-item>
          <text:p text:style-name="P41"><text:bookmark text:name="result_box22"/><text:span text:style-name="T31">Kurš no blok</text:span><text:span text:style-name="T34">iem</text:span><text:span text:style-name="T31"> nav obligāt</text:span><text:span text:style-name="T34">s</text:span><text:span text:style-name="T24">? </text:span><text:span text:style-name="T26">(</text:span><text:span text:style-name="T29">Izvēlieties labāko variantu</text:span><text:span text:style-name="T26">)</text:span></text:p>
        </text:list-item>
      </text:list>
      <text:p text:style-name="P2"><text:tab/><text:span text:style-name="T74">a. </text:span>catch</text:p>
      <text:p text:style-name="P2"><text:tab/><text:span text:style-name="T74">b. </text:span>try</text:p>
      <text:p text:style-name="P2"><text:tab/><text:span text:style-name="T74">c. </text:span>finally</text:p>
      <text:p text:style-name="P2"/>
      <text:list xml:id="list103027213026345" text:continue-numbering="true" text:style-name="L1">
        <text:list-item>
          <text:p text:style-name="P45"><text:span text:style-name="T41"><text:s/>____ new Exception(); </text:span><text:span text:style-name="T42">(</text:span><text:span text:style-name="T3">Brīvajā vietā izvēlies </text:span><text:span text:style-name="T4">labāko</text:span><text:span text:style-name="T3"> variantu</text:span><text:span text:style-name="T42">) </text:span></text:p>
        </text:list-item>
      </text:list>
      <text:p text:style-name="P46"><text:tab/><text:span text:style-name="T74">a. </text:span>write</text:p>
      <text:p text:style-name="P46"><text:tab/><text:span text:style-name="T74">b. </text:span>throw</text:p>
      <text:p text:style-name="P46"><text:soft-page-break/><text:tab/><text:span text:style-name="T74">c. </text:span>build</text:p>
      <text:p text:style-name="P46"><text:tab/><text:span text:style-name="T74">d. </text:span>catch</text:p>
      <text:p text:style-name="P16"><text:span text:style-name="T59">Kurš no šiem apgalvojumiem ir patiess/</text:span><text:span text:style-name="T63">nepatiess</text:span><text:span text:style-name="T59">:</text:span> <text:tab/><text:tab/><text:tab/><text:tab/> <text:s text:c="6"/>T/F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list xml:id="list103028066964856" text:continue-numbering="true" text:style-name="L1">
              <text:list-item>
                <text:h text:style-name="P44" text:outline-level="1"><text:span text:style-name="Emphasis"><text:span text:style-name="T35">Try</text:span></text:span><text:span text:style-name="Emphasis"><text:span text:style-name="T18"> </text:span></text:span><text:span text:style-name="Emphasis"><text:span text:style-name="T21">blokam</text:span></text:span><text:span text:style-name="Emphasis"><text:span text:style-name="T18"> </text:span></text:span><text:span text:style-name="Emphasis"><text:span text:style-name="T21">var būt tikai viens</text:span></text:span><text:span text:style-name="Emphasis"><text:span text:style-name="T14"> </text:span></text:span><text:span text:style-name="Emphasis"><text:span text:style-name="T35">catch</text:span></text:span><text:span text:style-name="Emphasis"><text:span text:style-name="T14"> </text:span></text:span><text:span text:style-name="Emphasis"><text:span text:style-name="T18">blok</text:span></text:span><text:span text:style-name="Emphasis"><text:span text:style-name="T21">s</text:span></text:span></text:h>
              </text:list-item>
            </text:list>
          </table:table-cell>
          <table:table-cell table:style-name="Table6.B1" office:value-type="string">
            <text:h text:style-name="P5" text:outline-level="1"/>
          </table:table-cell>
        </table:table-row>
        <table:table-row table:style-name="Table6.1">
          <table:table-cell table:style-name="Table6.A1" office:value-type="string">
            <text:list xml:id="list103026769340579" text:continue-numbering="true" text:style-name="L1">
              <text:list-item>
                <text:p text:style-name="P32"><text:bookmark text:name="result_box23"/><text:span text:style-name="Emphasis"><text:span text:style-name="T18"><text:s/>Pastāv izņēmuma ķē</text:span></text:span><text:span text:style-name="Emphasis"><text:span text:style-name="T21">de</text:span></text:span><text:span text:style-name="Emphasis"><text:span text:style-name="T18"> (izņēmum</text:span></text:span><text:span text:style-name="Emphasis"><text:span text:style-name="T21">s</text:span></text:span><text:span text:style-name="Emphasis"><text:span text:style-name="T18"> var norādīt uz izņēmumu, kas to izraisīja, kas savukārt var norād</text:span></text:span><text:span text:style-name="Emphasis"><text:span text:style-name="T21">īt</text:span></text:span><text:span text:style-name="Emphasis"><text:span text:style-name="T18"> uz izņēmumu, kas to izraisīja un tā tālāk.</text:span></text:span></text:p>
              </text:list-item>
            </text:list>
          </table:table-cell>
          <table:table-cell table:style-name="Table6.B1" office:value-type="string">
            <text:h text:style-name="P7" text:outline-level="1"/>
          </table:table-cell>
        </table:table-row>
        <table:table-row table:style-name="Table6.1">
          <table:table-cell table:style-name="Table6.A1" office:value-type="string">
            <text:list xml:id="list103027917810584" text:continue-numbering="true" text:style-name="L1">
              <text:list-item>
                <text:h text:style-name="P42" text:outline-level="1"><text:span text:style-name="Source_20_Text"><text:span text:style-name="T57">Java </text:span></text:span><text:span text:style-name="Source_20_Text"><text:span text:style-name="T72">Error</text:span></text:span><text:span text:style-name="T56"> </text:span><text:bookmark text:name="result_box24"/><text:span text:style-name="T50">klase ir vis</text:span><text:span text:style-name="T53">u</text:span><text:span text:style-name="T50"> kļūd</text:span><text:span text:style-name="T53">u</text:span><text:span text:style-name="T50"> un izņēmum</text:span><text:span text:style-name="T53">u </text:span><text:span text:style-name="T50">super</text:span><text:span text:style-name="T53">k</text:span><text:span text:style-name="T50">las</text:span><text:span text:style-name="T53">e</text:span></text:h>
              </text:list-item>
            </text:list>
          </table:table-cell>
          <table:table-cell table:style-name="Table6.B3" office:value-type="string">
            <text:h text:style-name="P7" text:outline-level="1"/>
          </table:table-cell>
        </table:table-row>
      </table:table>
      <text:list xml:id="list103026972061678" text:continue-numbering="true" text:style-name="L1">
        <text:list-item>
          <text:p text:style-name="P29"><text:s/><text:bookmark text:name="result_box25"/><text:span text:style-name="T50">Katrs </text:span><text:span text:style-name="T55">assertion</text:span><text:span text:style-name="T50"> apgalvojums satur </text:span><text:span text:style-name="T54">loģisku </text:span><text:span text:style-name="T50">izteiksm</text:span><text:span text:style-name="T54">i</text:span><text:span text:style-name="T50">, kas, jūsuprāt, būs </text:span><text:span text:style-name="T54">patiesa</text:span><text:span text:style-name="T50">, ja programma izpild</text:span><text:span text:style-name="T54">īsies</text:span><text:span text:style-name="T50">. Ja tā </text:span><text:span text:style-name="T54">nebūs</text:span><text:span text:style-name="T50"> </text:span><text:span text:style-name="T54">patiesa</text:span><text:span text:style-name="T50">, JVM </text:span><text:span text:style-name="T54">iz</text:span><text:span text:style-name="T50">me</text:span><text:span text:style-name="T54">tīs: . . .</text:span><text:span text:style-name="T16">(</text:span><text:span text:style-name="T22">Izvēlieties labāko variantu</text:span><text:span text:style-name="T16">)</text:span></text:p>
        </text:list-item>
      </text:list>
      <text:p text:style-name="P27"><text:span text:style-name="Source_20_Text"><text:span text:style-name="T38"><text:tab/>a. </text:span></text:span><text:span text:style-name="Source_20_Text"><text:span text:style-name="T37">VirtualMachineError</text:span></text:span></text:p>
      <text:p text:style-name="P27"><text:span text:style-name="Source_20_Text"><text:span text:style-name="T38"><text:tab/>b. </text:span></text:span><text:span text:style-name="Source_20_Text"><text:span text:style-name="T37">AWTError</text:span></text:span></text:p>
      <text:p text:style-name="P27"><text:span text:style-name="Source_20_Text"><text:span text:style-name="T40"><text:tab/>c. </text:span></text:span><text:span text:style-name="Source_20_Text"><text:span text:style-name="T39">AssertionError</text:span></text:span><text:span text:style-name="T37">.</text:span></text:p>
      <text:p text:style-name="P23"><text:span text:style-name="T74"><text:tab/>d. </text:span>VerifyError</text:p>
      <text:list xml:id="list103028020851782" text:continue-numbering="true" text:style-name="L1">
        <text:list-item>
          <text:p text:style-name="P31"><text:span text:style-name="T17">Atritināt </text:span><text:span text:style-name="T15"><text:s/>_________</text:span><text:bookmark text:name="result_box26"/><text:span text:style-name="T25">nozīmē, ka metode, kurā izņēmums ne</text:span><text:span text:style-name="T27">tika</text:span><text:span text:style-name="T25"> </text:span><text:span text:style-name="T27">noķerts, beidzas</text:span><text:span text:style-name="T25">, visi </text:span><text:span text:style-name="T27">metodes</text:span><text:span text:style-name="T25"> mainīgie tiek iznīcinātas un kontrole </text:span><text:span text:style-name="T28">tiek</text:span><text:span text:style-name="T25"> atgrie</text:span><text:span text:style-name="T28">zta</text:span><text:span text:style-name="T25"> </text:span><text:span text:style-name="T28">operatoram</text:span><text:span text:style-name="T25">, ka</text:span><text:span text:style-name="T28">s</text:span><text:span text:style-name="T25"> sākotnēji </text:span><text:span text:style-name="T28">izsauca</text:span><text:span text:style-name="T25"> uz šo metodi. </text:span><text:span text:style-name="T11">(</text:span><text:span text:style-name="T12">Brīvajā vietā izvēlies </text:span><text:span text:style-name="T13">labāko</text:span><text:span text:style-name="T12"> variantu</text:span><text:span text:style-name="T11">) </text:span></text:p>
        </text:list-item>
      </text:list>
      <text:p text:style-name="P26"><text:tab/><text:span text:style-name="T74">a. </text:span>method-call stuck</text:p>
      <text:p text:style-name="P26"><text:tab/><text:span text:style-name="T74">b. </text:span>method-call stack</text:p>
      <text:p text:style-name="P26"><text:tab/><text:span text:style-name="T74">c. </text:span>exception</text:p>
      <text:p text:style-name="P47"><text:span text:style-name="T41"><text:tab/></text:span><text:span text:style-name="T43">d. </text:span><text:span text:style-name="T41">method</text:span><text:span text:style-name="T58">.invok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, helvetic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Table" style:family="paragraph" style:parent-style-name="Caption" style:default-outline-level="1" style:list-style-name="" style:class="extra" style:master-page-name="">
      <style:paragraph-properties fo:margin-left="-0.0098in" fo:margin-right="-0.0098in" fo:margin-top="0in" fo:margin-bottom="0in" style:contextual-spacing="false" fo:text-indent="-0.0098in" style:auto-text-indent="false" style:page-number="auto" fo:background-color="transparent" style:shadow="none" style:vertical-align="middle">
        <style:tab-stops/>
        <style:background-image/>
      </style:paragraph-properties>
      <style:text-properties fo:font-style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2pt" fo:font-weight="normal" style:font-size-asian="10.5pt" style:font-weight-asian="normal" style:font-size-complex="12pt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Teletype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3-08-27T10:13:19</meta:creation-date>
    <dc:date>2015-03-25T10:30:26.363993252</dc:date>
    <meta:editing-duration>PT50M56S</meta:editing-duration>
    <meta:editing-cycles>7</meta:editing-cycles>
    <meta:generator>LibreOffice/4.2.7.2$Linux_x86 LibreOffice_project/420m0$Build-2</meta:generator>
    <meta:document-statistic meta:table-count="6" meta:image-count="0" meta:object-count="0" meta:page-count="3" meta:paragraph-count="74" meta:word-count="491" meta:character-count="3391" meta:non-whitespace-character-count="2901"/>
  </office:meta>
</office:document-meta>
</file>